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de8cb" draw:textarea-horizontal-align="justify" draw:textarea-vertical-align="middle" draw:auto-grow-height="false" fo:min-height="9.982cm" fo:min-width="10.068cm" fo:padding-top="0.142cm" fo:padding-bottom="0.142cm" fo:padding-left="0.267cm" fo:padding-right="0.267cm"/>
    </style:style>
    <style:style style:name="gr3" style:family="graphic" style:parent-style-name="standard">
      <style:graphic-properties svg:stroke-color="#ff7b59" draw:fill-color="#ff7b59" draw:textarea-horizontal-align="justify" draw:textarea-vertical-align="middle" draw:auto-grow-height="false" fo:min-height="1.235cm" fo:min-width="4.147cm"/>
    </style:style>
    <style:style style:name="gr4" style:family="graphic" style:parent-style-name="standard">
      <style:graphic-properties svg:stroke-color="#e0c2cd" draw:fill-color="#e0c2cd" draw:textarea-horizontal-align="justify" draw:textarea-vertical-align="middle" draw:auto-grow-height="false" fo:min-height="1.236cm" fo:min-width="4.146cm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234cm" fo:min-width="4.14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34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948cm" fo:min-width="2.776cm"/>
    </style:style>
    <style:style style:name="gr8" style:family="graphic" style:parent-style-name="standard">
      <style:graphic-properties svg:stroke-width="0.081cm" svg:stroke-color="#ff7b59" draw:marker-start-width="0.321cm" draw:marker-end-width="0.321cm" draw:fill="solid" draw:fill-color="#ff7b59" draw:textarea-horizontal-align="justify" draw:textarea-vertical-align="middle" draw:auto-grow-height="false" fo:min-height="0.652cm" fo:min-width="1.34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e0c2cd" draw:marker-start-width="0.321cm" draw:marker-end-width="0.321cm" draw:fill="solid" draw:fill-color="#e0c2cd" draw:textarea-horizontal-align="justify" draw:textarea-vertical-align="middle" draw:auto-grow-height="false" fo:min-height="0.652cm" fo:min-width="1.34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7b59" draw:marker-start-width="0.321cm" draw:marker-end-width="0.321cm" draw:fill="solid" draw:fill-color="#ff7b59" draw:textarea-horizontal-align="justify" draw:textarea-vertical-align="middle" draw:auto-grow-height="false" fo:min-height="0.652cm" fo:min-width="1.3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b4c7dc" draw:marker-start-width="0.321cm" draw:marker-end-width="0.321cm" draw:fill="solid" draw:fill-color="#b4c7dc" draw:textarea-horizontal-align="justify" draw:textarea-vertical-align="middle" draw:auto-grow-height="false" fo:min-height="0.653cm" fo:min-width="1.34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b4c7dc" draw:marker-start-width="0.321cm" draw:marker-end-width="0.321cm" draw:fill="solid" draw:fill-color="#b4c7dc" draw:textarea-horizontal-align="justify" draw:textarea-vertical-align="middle" draw:auto-grow-height="false" fo:min-height="0.652cm" fo:min-width="1.34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dde8cb" draw:marker-start-width="0.321cm" draw:marker-end-width="0.321cm" draw:fill="solid" draw:fill-color="#dde8cb" draw:textarea-horizontal-align="justify" draw:textarea-vertical-align="middle" draw:auto-grow-height="false" fo:min-height="0.653cm" fo:min-width="1.34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dde8cb" draw:marker-start-width="0.321cm" draw:marker-end-width="0.321cm" draw:fill="solid" draw:fill-color="#dde8cb" draw:textarea-horizontal-align="justify" draw:textarea-vertical-align="middle" draw:auto-grow-height="false" fo:min-height="0.652cm" fo:min-width="1.342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1.39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de8cb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7b59"/>
      <style:paragraph-properties fo:text-align="center"/>
      <style:text-properties fo:font-size="10pt"/>
    </style:style>
    <style:style style:name="P5" style:family="paragraph">
      <loext:graphic-properties draw:fill-color="#e0c2cd"/>
      <style:paragraph-properties fo:text-align="center"/>
      <style:text-properties fo:font-size="10pt"/>
    </style:style>
    <style:style style:name="P6" style:family="paragraph">
      <loext:graphic-properties draw:fill-color="#b4c7dc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e0c2cd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b4c7dc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dde8cb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9.8999996185303pt"/>
    </style:style>
    <style:style style:name="P14" style:family="paragraph">
      <loext:graphic-properties draw:fill="none" draw:fill-color="#ffffff"/>
      <style:paragraph-properties fo:text-align="center"/>
      <style:text-properties fo:font-size="19.8999996185303pt"/>
    </style:style>
    <style:style style:name="T1" style:family="text">
      <style:text-properties fo:font-size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708cm" svg:y1="0.345cm" svg:x2="14.708cm" svg:y2="20.655cm">
            <text:p/>
          </draw:line>
          <draw:g>
            <draw:custom-shape draw:style-name="gr2" draw:text-style-name="P2" draw:layer="layout" svg:width="10.602cm" svg:height="10.266cm" svg:x="1.638cm" svg:y="5.49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647cm" svg:height="1.485cm" svg:x="2.335cm" svg:y="9.198cm">
              <text:p text:style-name="P3"><text:span text:style-name="T1">Pokemon library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646cm" svg:height="1.486cm" svg:x="6.928cm" svg:y="11.421cm">
              <text:p text:style-name="P3"><text:span text:style-name="T1">Trainer library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4.647cm" svg:height="1.484cm" svg:x="3.125cm" svg:y="13.744cm">
              <text:p text:style-name="P3"><text:span text:style-name="T1">Team library</text:span></text:p>
              <draw:enhanced-geometry svg:viewBox="0 0 21600 21600" draw:type="rectangle" draw:enhanced-path="M 0 0 L 21600 0 21600 21600 0 21600 0 0 Z N"/>
            </draw:custom-shape>
            <draw:frame draw:style-name="gr6" draw:text-style-name="P7" draw:layer="layout" svg:width="6.669cm" svg:height="1.884cm" svg:x="4.09cm" svg:y="5.317cm">
              <draw:text-box>
                <text:p text:style-name="P3"><text:span text:style-name="T2">Pokemon manager</text:span></text:p>
                <text:p text:style-name="P3"><text:span text:style-name="T2">service</text:span></text:p>
              </draw:text-box>
            </draw:frame>
          </draw:g>
          <draw:custom-shape draw:style-name="gr7" draw:text-style-name="P8" draw:layer="layout" svg:width="3.743cm" svg:height="2.395cm" svg:x="12.837cm" svg:y="9.3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8" draw:text-style-name="P9" xml:id="id1" draw:id="id1" draw:layer="layout" svg:width="1.923cm" svg:height="0.982cm" svg:x="17.016cm" svg:y="9.42cm">
              <text:p text:style-name="P3"><text:span text:style-name="T3">Speci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0" xml:id="id5" draw:id="id5" draw:layer="layout" svg:width="1.923cm" svg:height="0.982cm" svg:x="26.14cm" svg:y="15.669cm">
              <text:p text:style-name="P3"><text:span text:style-name="T3">Trainer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xml:id="id3" draw:id="id3" draw:layer="layout" svg:width="1.922cm" svg:height="0.982cm" svg:x="21.412cm" svg:y="9.42cm">
              <text:p text:style-name="P3"><text:span text:style-name="T3">Pokem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9" xml:id="id2" draw:id="id2" draw:layer="layout" svg:width="1.923cm" svg:height="0.982cm" svg:x="17.016cm" svg:y="13.866cm">
              <text:p text:style-name="P3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1" xml:id="id4" draw:id="id4" draw:layer="layout" svg:width="1.923cm" svg:height="0.983cm" svg:x="26.14cm" svg:y="12.521cm">
              <text:p text:style-name="P3"><text:span text:style-name="T3">Team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xml:id="id6" draw:id="id6" draw:layer="layout" svg:width="1.923cm" svg:height="0.982cm" svg:x="26.14cm" svg:y="9.42cm">
              <text:p text:style-name="P3"><text:span text:style-name="T3">Team</text:span></text:p>
              <text:p text:style-name="P3"><text:span text:style-name="T3">composition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2" xml:id="id7" draw:id="id7" draw:layer="layout" svg:width="1.923cm" svg:height="0.983cm" svg:x="17.016cm" svg:y="4.424cm">
              <text:p text:style-name="P3"><text:span text:style-name="T3">Evolutio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2" xml:id="id8" draw:id="id8" draw:layer="layout" svg:width="1.922cm" svg:height="0.982cm" svg:x="21.412cm" svg:y="15.669cm">
              <text:p text:style-name="P3"><text:span text:style-name="T3">Capture</text:span></text:p>
              <draw:enhanced-geometry svg:viewBox="0 0 21600 21600" draw:type="rectangle" draw:enhanced-path="M 0 0 L 21600 0 21600 21600 0 21600 0 0 Z N"/>
            </draw:custom-shape>
            <draw:connector draw:style-name="gr15" draw:text-style-name="P1" draw:layer="layout" svg:x1="17.977cm" svg:y1="10.402cm" svg:x2="17.977cm" svg:y2="13.866cm" draw:start-shape="id1" draw:end-shape="id2" draw:end-glue-point="0" svg:d="M17977 10402v3464" svg:viewBox="0 0 1 3465">
              <text:p/>
            </draw:connector>
            <draw:connector draw:style-name="gr15" draw:text-style-name="P1" draw:layer="layout" svg:x1="21.412cm" svg:y1="9.911cm" svg:x2="18.939cm" svg:y2="9.911cm" draw:start-shape="id3" draw:start-glue-point="3" draw:end-shape="id1" draw:end-glue-point="1" svg:d="M21412 9911h-2473" svg:viewBox="0 0 2474 1">
              <text:p/>
            </draw:connector>
            <draw:connector draw:style-name="gr15" draw:text-style-name="P1" draw:layer="layout" svg:x1="27.101cm" svg:y1="13.504cm" svg:x2="27.101cm" svg:y2="15.669cm" draw:start-shape="id4" draw:start-glue-point="2" draw:end-shape="id5" svg:d="M27101 13504v2165" svg:viewBox="0 0 1 2166">
              <text:p/>
            </draw:connector>
            <draw:connector draw:style-name="gr15" draw:text-style-name="P1" draw:layer="layout" svg:x1="27.101cm" svg:y1="10.402cm" svg:x2="27.101cm" svg:y2="12.521cm" draw:start-shape="id6" draw:start-glue-point="2" draw:end-shape="id4" draw:end-glue-point="0" svg:d="M27101 10402v2119" svg:viewBox="0 0 1 2120">
              <text:p/>
            </draw:connector>
            <draw:connector draw:style-name="gr15" draw:text-style-name="P1" draw:layer="layout" svg:x1="26.14cm" svg:y1="9.911cm" svg:x2="23.334cm" svg:y2="9.911cm" draw:start-shape="id6" draw:start-glue-point="3" draw:end-shape="id3" svg:d="M26140 9911h-2806" svg:viewBox="0 0 2807 1">
              <text:p/>
            </draw:connector>
            <draw:connector draw:style-name="gr15" draw:text-style-name="P1" draw:layer="layout" svg:x1="17.977cm" svg:y1="5.407cm" svg:x2="17.977cm" svg:y2="9.42cm" draw:start-shape="id7" draw:start-glue-point="2" draw:end-shape="id1" svg:d="M17977 5407v4013" svg:viewBox="0 0 1 4014">
              <text:p/>
            </draw:connector>
            <draw:connector draw:style-name="gr15" draw:text-style-name="P1" draw:layer="layout" svg:x1="18.939cm" svg:y1="4.915cm" svg:x2="22.373cm" svg:y2="9.42cm" draw:start-shape="id7" draw:start-glue-point="1" draw:end-shape="id3" draw:end-glue-point="0" svg:d="M18939 4915h3434v4505" svg:viewBox="0 0 3435 4506">
              <text:p/>
            </draw:connector>
            <draw:connector draw:style-name="gr15" draw:text-style-name="P1" draw:layer="layout" svg:x1="23.334cm" svg:y1="16.16cm" svg:x2="26.14cm" svg:y2="16.16cm" draw:start-shape="id8" draw:start-glue-point="1" draw:end-shape="id5" svg:d="M23334 16160h2806" svg:viewBox="0 0 2807 1">
              <text:p/>
            </draw:connector>
            <draw:connector draw:style-name="gr15" draw:text-style-name="P1" draw:layer="layout" svg:x1="22.373cm" svg:y1="15.669cm" svg:x2="22.373cm" svg:y2="10.402cm" draw:start-shape="id8" draw:start-glue-point="0" draw:end-shape="id3" draw:end-glue-point="2" svg:d="M22373 15669v-5267" svg:viewBox="0 0 1 5268">
              <text:p/>
            </draw:connector>
          </draw:g>
          <draw:frame draw:style-name="gr16" draw:text-style-name="P14" draw:layer="layout" svg:width="8.582cm" svg:height="1.641cm" svg:x="3.209cm" svg:y="0.7cm">
            <draw:text-box>
              <text:p text:style-name="P13">Service</text:p>
            </draw:text-box>
          </draw:frame>
          <draw:frame draw:style-name="gr16" draw:text-style-name="P14" draw:layer="layout" svg:width="8.581cm" svg:height="1.641cm" svg:x="17.888cm" svg:y="0.701cm">
            <draw:text-box>
              <text:p text:style-name="P13">Microservice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6:33:31.406107964</meta:creation-date>
    <dc:date>2020-01-28T10:49:47.017707648</dc:date>
    <meta:editing-duration>PT9M13S</meta:editing-duration>
    <meta:editing-cycles>4</meta:editing-cycles>
    <meta:generator>LibreOffice/6.1.5.2$MacOSX_X86_64 LibreOffice_project/90f8dcf33c87b3705e78202e3df5142b201bd805</meta:generator>
    <meta:document-statistic meta:object-count="29"/>
  </office:meta>
</office:document-meta>
</file>